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subtitle">
      <style:graphic-properties draw:fill-color="#ffffff" draw:auto-grow-height="true" fo:min-height="12.179cm"/>
    </style:style>
    <style:style style:name="P1" style:family="paragraph">
      <loext:graphic-properties draw:fill-color="#ffffff"/>
      <style:text-properties fo:font-size="66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2pt" style:font-size-asian="16pt" style:font-size-complex="16pt"/>
    </style:style>
    <style:style style:name="T1" style:family="text">
      <style:text-properties fo:font-size="66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4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ata Analytics - Final Project</text:p>
          </draw:text-box>
        </draw:frame>
        <draw:frame presentation:style-name="pr2" draw:text-style-name="P1" draw:layer="layout" svg:width="25.2cm" svg:height="12.179cm" svg:x="1.3cm" svg:y="6.3cm">
          <draw:text-box>
            <text:p><text:span text:style-name="T1">SPOTIFY POPULARITY PREDICTION</text:span></text:p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33">
        <draw:frame presentation:style-name="pr1" draw:layer="layout" svg:width="20cm" svg:height="2cm" svg:x="1.4cm" svg:y="1.6cm" presentation:class="title">
          <draw:text-box>
            <text:p>1. Dataset Overview</text:p>
          </draw:text-box>
        </draw:frame>
        <draw:frame presentation:style-name="pr4" draw:layer="layout" svg:width="8.114cm" svg:height="5.809cm" svg:x="1.4cm" svg:y="5cm" presentation:class="outline" presentation:user-transformed="true">
          <draw:text-box>
            <text:list text:style-name="L2">
              <text:list-item>
                <text:p><text:span text:style-name="T2">Source</text:span></text:p>
                <text:p><text:span text:style-name="T3">Kaggle, originally downloaded from the Spotify API</text:span></text:p>
              </text:list-item>
            </text:list>
            <text:p/>
          </draw:text-box>
        </draw:frame>
        <draw:frame presentation:style-name="pr4" draw:layer="layout" svg:width="8.114cm" svg:height="5.809cm" svg:x="9.921cm" svg:y="5cm" presentation:class="outline">
          <draw:text-box>
            <text:list text:style-name="L2">
              <text:list-item>
                <text:p><text:span text:style-name="T2">Context</text:span></text:p>
                <text:p text:style-name="P3"><text:span text:style-name="T3">Music data containing information about the audio features, artist and popularity.</text:span></text:p>
                <text:p/>
              </text:list-item>
            </text:list>
          </draw:text-box>
        </draw:frame>
        <draw:frame presentation:style-name="pr4" draw:layer="layout" svg:width="8.114cm" svg:height="5.809cm" svg:x="18.442cm" svg:y="5cm" presentation:class="outline">
          <draw:text-box>
            <text:list text:style-name="L2">
              <text:list-item>
                <text:p><text:span text:style-name="T2">Format</text:span></text:p>
                <text:p><text:span text:style-name="T3">.csv</text:span></text:p>
              </text:list-item>
            </text:list>
          </draw:text-box>
        </draw:frame>
        <draw:frame presentation:style-name="pr4" draw:layer="layout" svg:width="8.114cm" svg:height="5.809cm" svg:x="1.4cm" svg:y="11.362cm" presentation:class="outline" presentation:user-transformed="true">
          <draw:text-box>
            <text:list text:style-name="L2">
              <text:list-item>
                <text:p><text:span text:style-name="T2">No. of registers</text:span></text:p>
                <text:p><text:span text:style-name="T3">116K songs</text:span></text:p>
              </text:list-item>
            </text:list>
          </draw:text-box>
        </draw:frame>
        <draw:frame presentation:style-name="pr4" draw:layer="layout" svg:width="8.367cm" svg:height="6.164cm" svg:x="9.921cm" svg:y="11.362cm" presentation:class="outline" presentation:user-transformed="true">
          <draw:text-box>
            <text:list text:style-name="L2">
              <text:list-item>
                <text:p><text:span text:style-name="T2">Data Distribution</text:span></text:p>
                <text:p><text:span text:style-name="T4">M</text:span><text:span text:style-name="T5">ore than 10k artists, songs are not uniformly distributed between artists nor popularity; very low number of popular songs against a high number of average popularity songs. </text:span></text:p>
                <text:p><text:span text:style-name="T5"/></text:p>
              </text:list-item>
            </text:list>
          </draw:text-box>
        </draw:frame>
        <draw:frame presentation:style-name="pr4" draw:layer="layout" svg:width="8.114cm" svg:height="5.809cm" svg:x="18.442cm" svg:y="11.362cm" presentation:class="outline">
          <draw:text-box>
            <text:list text:style-name="L2">
              <text:list-item>
                <text:p><text:span text:style-name="T2">Data Type</text:span></text:p>
                <text:p><text:span text:style-name="T3">Most of the data are numerical features pointing at audio characteristics</text:span></text:p>
              </text:list-item>
            </text:list>
          </draw:text-box>
        </draw:frame>
        <draw:frame draw:style-name="gr2" draw:text-style-name="P4" draw:layer="layout" svg:width="6.35cm" svg:height="0.962cm" svg:x="11.176cm" svg:y="18.288cm">
          <draw:text-box>
            <text:p><text:a xlink:href="https://public.tableau.com/profile/alberto.castellanos#!/vizhome/FinalProject-Spotify/Densityofsongsbyartist" xlink:type="simple">Tableau Exploration</text:a></text:p>
          </draw:text-box>
          <office:event-listeners>
            <presentation:event-listener script:event-name="dom:click" presentation:action="show" xlink:href="https://public.tableau.com/profile/alberto.castellanos#!/vizhome/FinalProject-Spotify/Densityofsongsbyartist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3">
        <draw:frame presentation:style-name="pr6" draw:layer="layout" svg:width="20cm" svg:height="2cm" svg:x="1.4cm" svg:y="1.6cm" presentation:class="title">
          <draw:text-box>
            <text:p>Data Cleaning and Wrangling</text:p>
          </draw:text-box>
        </draw:frame>
        <draw:frame presentation:style-name="pr4" draw:layer="layout" svg:width="8.521cm" svg:height="5.809cm" svg:x="1.4cm" svg:y="5cm" presentation:class="outline" presentation:user-transformed="true">
          <draw:text-box>
            <text:list text:style-name="L2">
              <text:list-item>
                <text:p><text:span text:style-name="T2">What was used?</text:span></text:p>
                <text:p><text:span text:style-name="T3">Numpy, Pandas, Matplotlib, Seaborn and Scikit Learn</text:span></text:p>
                <text:p/>
              </text:list-item>
            </text:list>
          </draw:text-box>
        </draw:frame>
        <draw:frame presentation:style-name="pr4" draw:layer="layout" svg:width="8.114cm" svg:height="5.809cm" svg:x="9.921cm" svg:y="5cm" presentation:class="outline">
          <draw:text-box>
            <text:list text:style-name="L2">
              <text:list-item>
                <text:p><text:span text:style-name="T2">Null Values</text:span></text:p>
                <text:p><text:span text:style-name="T3">No null values were found in the dataset making the cleaning process smooth</text:span></text:p>
              </text:list-item>
            </text:list>
          </draw:text-box>
        </draw:frame>
        <draw:frame presentation:style-name="pr4" draw:layer="layout" svg:width="8.114cm" svg:height="5.809cm" svg:x="18.442cm" svg:y="5cm" presentation:class="outline" presentation:user-transformed="true">
          <draw:text-box>
            <text:list text:style-name="L2">
              <text:list-item>
                <text:p><text:span text:style-name="T2">Data types</text:span></text:p>
                <text:p><text:span text:style-name="T3">Just three columns were not numerical, <text:s/>two were dropped and the other was one-hot encoded</text:span></text:p>
              </text:list-item>
            </text:list>
          </draw:text-box>
        </draw:frame>
        <draw:frame presentation:style-name="pr4" draw:layer="layout" svg:width="8.114cm" svg:height="5.809cm" svg:x="1.4cm" svg:y="11.362cm" presentation:class="outline">
          <draw:text-box>
            <text:list text:style-name="L2">
              <text:list-item>
                <text:p><text:span text:style-name="T2">Outliers</text:span></text:p>
                <text:p><text:span text:style-name="T3">Many outliers were identified, two datasets were created, with and without outliers</text:span></text:p>
              </text:list-item>
            </text:list>
          </draw:text-box>
        </draw:frame>
        <draw:frame presentation:style-name="pr4" draw:layer="layout" svg:width="8.114cm" svg:height="5.809cm" svg:x="9.921cm" svg:y="11.362cm" presentation:class="outline">
          <draw:text-box>
            <text:list text:style-name="L2">
              <text:list-item>
                <text:p><text:span text:style-name="T2">Normalization</text:span></text:p>
                <text:p><text:span text:style-name="T3">Robust Scaler was used to normalize the data in order to enhance ML process</text:span></text:p>
              </text:list-item>
            </text:list>
          </draw:text-box>
        </draw:frame>
        <draw:frame presentation:style-name="pr4" draw:layer="layout" svg:width="8.114cm" svg:height="7.688cm" svg:x="18.442cm" svg:y="11.362cm" presentation:class="outline" presentation:user-transformed="true">
          <draw:text-box>
            <text:list text:style-name="L2">
              <text:list-item>
                <text:p><text:span text:style-name="T2">Target bins</text:span></text:p>
                <text:p><text:span text:style-name="T3">The popularity field was very dispersed, two bins were created to host popular and not popular, dropping registers with average popularity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draw:frame presentation:style-name="pr6" draw:layer="layout" svg:width="20cm" svg:height="2cm" svg:x="1.4cm" svg:y="1.6cm" presentation:class="title">
          <draw:text-box>
            <text:p>Challenges</text:p>
          </draw:text-box>
        </draw:frame>
        <draw:frame presentation:style-name="pr7" draw:text-style-name="P5" draw:layer="layout" svg:width="12.297cm" svg:height="12.179cm" svg:x="1.4cm" svg:y="5cm" presentation:class="outline">
          <draw:text-box>
            <text:list text:style-name="L2">
              <text:list-item>
                <text:p><text:span text:style-name="T5">Popularity was not uniformly distributed, many more songs were associatted to a low popularity. This fact introduced bias in the dataset making the different machine learning models assume that classifying as no popular by default was the correct thing to do</text:span></text:p>
              </text:list-item>
            </text:list>
          </draw:text-box>
        </draw:frame>
        <draw:frame presentation:style-name="pr7" draw:text-style-name="P5" draw:layer="layout" svg:width="12.297cm" svg:height="12.179cm" svg:x="14.313cm" svg:y="5cm" presentation:class="outline">
          <draw:text-box>
            <text:list text:style-name="L2">
              <text:list-item>
                <text:p><text:span text:style-name="T5">The features included in the dataset were average audio measures and probably not enough to accurately estimate the popularity of a song. Other features would have helped such as artists’ influencity, country, number of reproductions, number of likes, etc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2">
        <draw:frame presentation:style-name="pr1" draw:layer="layout" svg:width="20cm" svg:height="2cm" svg:x="1.4cm" svg:y="1.6cm" presentation:class="title">
          <draw:text-box>
            <text:p>Machine Learning - Supervised</text:p>
          </draw:text-box>
        </draw:frame>
        <draw:frame presentation:style-name="pr7" draw:text-style-name="P6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<text:span text:style-name="T5">The bias present in the dataset was solved by training the models with a sample that contained a nearly equal number of very popular songs and very unpopular songs. This should help the system classify better.</text:span></text:p>
              </text:list-item>
              <text:list-item>
                <text:p><text:span text:style-name="T5">Models were trained with two dataframes, one containing outliers and another without outliers. The first’s accuracy was higher in all cases.</text:span></text:p>
              </text:list-item>
              <text:list-item>
                <text:p><text:span text:style-name="T5">Models should classify songs are Popular or not popular</text:span></text:p>
              </text:list-item>
            </text:list>
          </draw:text-box>
        </draw:frame>
        <draw:frame presentation:style-name="pr4" draw:text-style-name="P8" draw:layer="layout" svg:width="12.297cm" svg:height="11.837cm" svg:x="14.313cm" svg:y="5.334cm" presentation:class="outline" presentation:user-transformed="true">
          <draw:text-box>
            <text:list text:style-name="L2">
              <text:list-item>
                <text:p text:style-name="P7"><text:span text:style-name="T6">Logistic Regression: 0.65</text:span></text:p>
              </text:list-item>
              <text:list-item>
                <text:p text:style-name="P7"><text:span text:style-name="T6">SVC: 0.63</text:span></text:p>
              </text:list-item>
              <text:list-item>
                <text:p text:style-name="P7"><text:span text:style-name="T6">Neural Network MLP: 0.66</text:span></text:p>
              </text:list-item>
              <text:list-item>
                <text:p text:style-name="P7"><text:span text:style-name="T6">Naive Bayes: 0.55</text:span></text:p>
              </text:list-item>
              <text:list-item>
                <text:p text:style-name="P7"><text:span text:style-name="T6">Decision Tree: 0.66</text:span></text:p>
              </text:list-item>
              <text:list-item>
                <text:p text:style-name="P7"><text:span text:style-name="T7">Random Forest: 0.68</text:span></text:p>
              </text:list-item>
              <text:list-item>
                <text:p text:style-name="P7"><text:span text:style-name="T6">K Nearest Neighbors: 0.63</text:span></text:p>
              </text:list-item>
              <text:list-item>
                <text:p text:style-name="P7"><text:span text:style-name="T6">Two Class AdaBoost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5T18">
        <draw:frame presentation:style-name="pr1" draw:layer="layout" svg:width="20cm" svg:height="2cm" svg:x="1.4cm" svg:y="1.6cm" presentation:class="title">
          <draw:text-box>
            <text:p>Encountered issues</text:p>
          </draw:text-box>
        </draw:frame>
        <draw:frame presentation:style-name="pr7" draw:layer="layout" svg:width="12.297cm" svg:height="5.809cm" svg:x="1.4cm" svg:y="5cm" presentation:class="outline">
          <draw:text-box>
            <text:list text:style-name="L2">
              <text:list-item>
                <text:p>Long computation times when training certain models. </text:p>
              </text:list-item>
            </text:list>
          </draw:text-box>
        </draw:frame>
        <draw:frame presentation:style-name="pr4" draw:layer="layout" svg:width="12.297cm" svg:height="5.809cm" svg:x="14.313cm" svg:y="5cm" presentation:class="outline">
          <draw:text-box>
            <text:list text:style-name="L2">
              <text:list-item>
                <text:p>Not very descriptive data for people out of the industry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>
          <draw:text-box>
            <text:list text:style-name="L2">
              <text:list-item>
                <text:p>Models not classifying beyond 0.67 accuracy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>
          <draw:text-box>
            <text:list text:style-name="L2">
              <text:list-item>
                <text:p>Lack of resources for making the dataset grow as neede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Outcome</text:p>
          </draw:text-box>
        </draw:frame>
        <draw:frame presentation:style-name="pr8" draw:text-style-name="P2" draw:layer="layout" svg:width="25.2cm" svg:height="12.179cm" svg:x="1.4cm" svg:y="5cm" presentation:class="subtitle">
          <draw:text-box>
            <text:p>Our model has been able to learn to a rate of 68%. Which is a quite moderate rate but proves that the model is able to learn to a certain scope.</text:p>
            <text:p/>
            <text:p>Next steps would be to keep populating the dataset and to add extra features that will allow the model to better identify popularity across songs.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5T18">
        <draw:frame presentation:style-name="pr1" draw:layer="layout" svg:width="20cm" svg:height="2cm" svg:x="1.4cm" svg:y="1.6cm" presentation:class="title">
          <draw:text-box>
            <text:p>Lessons Learnt</text:p>
          </draw:text-box>
        </draw:frame>
        <draw:frame presentation:style-name="pr4" draw:layer="layout" svg:width="12.297cm" svg:height="5.809cm" svg:x="1.4cm" svg:y="5cm" presentation:class="outline" presentation:user-transformed="true">
          <draw:text-box>
            <text:list text:style-name="L2">
              <text:list-item>
                <text:p><text:span text:style-name="T8">The use of distributed computing via Spark would have helped with the computation times.</text:span></text:p>
              </text:list-item>
            </text:list>
          </draw:text-box>
        </draw:frame>
        <draw:frame presentation:style-name="pr4" draw:layer="layout" svg:width="12.297cm" svg:height="5.809cm" svg:x="14.313cm" svg:y="5cm" presentation:class="outline">
          <draw:text-box>
            <text:list text:style-name="L2">
              <text:list-item>
                <text:p><text:span text:style-name="T8">Having a fair number of registers is not as helpful when a majority belongs to a specific subgroup in the population.</text:span>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>
          <draw:text-box>
            <text:list text:style-name="L2">
              <text:list-item>
                <text:p><text:span text:style-name="T8">Outliers are not always a bad influence when training machine learning models.</text:span>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 presentation:user-transformed="true">
          <draw:text-box>
            <text:list text:style-name="L2">
              <text:list-item>
                <text:p><text:span text:style-name="T9">It is important to know the context of the data, a good analysis could dig out unforeseen issues that might become of importance on later stages</text:span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y Code in Github</text:p>
          </draw:text-box>
        </draw:frame>
        <draw:frame presentation:style-name="pr2" draw:text-style-name="P10" draw:layer="layout" svg:width="25.2cm" svg:height="12.179cm" svg:x="1.4cm" svg:y="5cm" presentation:class="subtitle" presentation:user-transformed="true">
          <draw:text-box>
            <text:p text:style-name="P9"><text:span text:style-name="T10"><text:a xlink:href="https://github.com/AlbertoCastellanos/Ironhack_Data_FinalProject" xlink:type="simple">https://github.com/AlbertoCastellanos/Ironhack_Data_FinalProject</text:a>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7:53:30.673569946</meta:creation-date>
    <meta:editing-duration>PT2H58S</meta:editing-duration>
    <meta:editing-cycles>17</meta:editing-cycles>
    <meta:generator>LibreOffice/6.0.6.2$Linux_X86_64 LibreOffice_project/00m0$Build-2</meta:generator>
    <dc:title>Inspiration</dc:title>
    <dc:date>2018-12-16T20:55:26.696101687</dc:date>
    <meta:document-statistic meta:object-count="77"/>
  </office:meta>
</office:document-meta>
</file>